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paragraph-properties fo:text-align="justify" style:justify-single-word="false"/>
      <style:text-properties officeooo:rsid="0012dc85" officeooo:paragraph-rsid="0013b2f2"/>
    </style:style>
    <style:style style:name="P3" style:family="paragraph" style:parent-style-name="Standard">
      <style:text-properties fo:font-weight="bold" officeooo:rsid="0011e24f" officeooo:paragraph-rsid="0013b2f2" style:font-weight-asian="bold" style:font-weight-complex="bold"/>
    </style:style>
    <style:style style:name="P4" style:family="paragraph" style:parent-style-name="Standard">
      <style:paragraph-properties fo:text-align="justify" style:justify-single-word="false"/>
      <style:text-properties fo:font-weight="normal" officeooo:rsid="00172c21" officeooo:paragraph-rsid="00173789" style:font-weight-asian="normal" style:font-weight-complex="normal"/>
    </style:style>
    <style:style style:name="P5" style:family="paragraph" style:parent-style-name="Standard">
      <style:paragraph-properties fo:text-align="justify" style:justify-single-word="false"/>
      <style:text-properties fo:font-weight="normal" officeooo:rsid="0018551e" officeooo:paragraph-rsid="0018551e" style:font-weight-asian="normal" style:font-weight-complex="normal"/>
    </style:style>
    <style:style style:name="P6" style:family="paragraph" style:parent-style-name="Standard">
      <style:paragraph-properties fo:text-align="justify" style:justify-single-word="false"/>
      <style:text-properties fo:font-weight="normal" officeooo:rsid="0018551e" officeooo:paragraph-rsid="001a08fa" style:font-weight-asian="normal" style:font-weight-complex="normal"/>
    </style:style>
    <style:style style:name="P7" style:family="paragraph" style:parent-style-name="Standard">
      <style:paragraph-properties fo:text-align="justify" style:justify-single-word="false"/>
      <style:text-properties fo:font-weight="normal" officeooo:rsid="001b5b6a" officeooo:paragraph-rsid="001b5b6a" style:font-weight-asian="normal" style:font-weight-complex="normal"/>
    </style:style>
    <style:style style:name="P8" style:family="paragraph" style:parent-style-name="Standard">
      <style:paragraph-properties fo:text-align="justify" style:justify-single-word="false"/>
      <style:text-properties officeooo:rsid="0013b2f2" officeooo:paragraph-rsid="0013b2f2"/>
    </style:style>
    <style:style style:name="P9" style:family="paragraph" style:parent-style-name="Standard">
      <style:text-properties officeooo:rsid="001a08fa" officeooo:paragraph-rsid="001a08fa"/>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156343" style:font-weight-asian="normal" style:font-weight-complex="normal"/>
    </style:style>
    <style:style style:name="T6" style:family="text">
      <style:text-properties fo:font-weight="normal" officeooo:rsid="00172c21" style:font-weight-asian="normal" style:font-weight-complex="normal"/>
    </style:style>
    <style:style style:name="T7" style:family="text">
      <style:text-properties fo:font-weight="normal" officeooo:rsid="001840a0" style:font-weight-asian="normal" style:font-weight-complex="normal"/>
    </style:style>
    <style:style style:name="T8" style:family="text">
      <style:text-properties fo:font-weight="normal" officeooo:rsid="0018551e" style:font-weight-asian="normal" style:font-weight-complex="normal"/>
    </style:style>
    <style:style style:name="T9" style:family="text">
      <style:text-properties officeooo:rsid="00173789"/>
    </style:style>
    <style:style style:name="T10" style:family="text">
      <style:text-properties officeooo:rsid="001a08f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6">revisers</text:span>,</text:p>
      <text:p text:style-name="P3"/>
      <text:p text:style-name="P2">We are pleased to present an authentic research work entitled “<text:span text:style-name="T2">Differential Evolution with Enhanced Diversity Maintenance</text:span>” by <text:span text:style-name="T2">Joel Chacón Castillo and Carlos Segura</text:span><text:span text:style-name="T1">. In this work we propose </text:span><text:span text:style-name="T2">an </text:span><text:span text:style-name="T4">innovative </text:span><text:span text:style-name="T2">technique </text:span><text:span text:style-name="T3">in the field of stochastic optimization, </text:span><text:span text:style-name="T4">which aim</text:span><text:span text:style-name="T6">s</text:span><text:span text:style-name="T4"> to provide a strategy to deal with premature convergence known as one of the principal weakness in the Evolutionary Algorithms </text:span><text:span text:style-name="T7">(</text:span><text:span text:style-name="T6">EAs)</text:span><text:span text:style-name="T4">. In this work, which is specifically designed in the Differential Evolution </text:span><text:span text:style-name="T8">(DE)</text:span><text:span text:style-name="T4"> framework, exposes a novel diversity-based replacement strategy, </text:span><text:span text:style-name="T7">that</text:span><text:span text:style-name="T4"> </text:span><text:span text:style-name="T6">considers an elite population</text:span><text:span text:style-name="T4">, and adapts a balance between exploration and exploitation to </text:span><text:span text:style-name="T5">different optimization stages. </text:span><text:span text:style-name="T6">It is well known in EAs that promoting a desired balance foment high quality solutions, which is widely demonstrated in combinatorial optimization, to our knowledge this is the most successful work that incorporates the use of stopping criterion to induce different stages into the evolutionary optimization process.</text:span></text:p>
      <text:p text:style-name="P8"><text:span text:style-name="T6"/></text:p>
      <text:p text:style-name="P4">Through several benchmark tests proposed in the competitions of the well-known IEEE Congress on Evolutionary Computation (CEC), and with the top-rank algorithms of each competition, the results show the significants benefit in long-term of our proposal. <text:span text:style-name="T9">Also, we have demonstrated that most of the problems in the CEC competitions can be improved or even properly solved managing the diversity of the population with the basic scheme of DE without over-parametrization, which means an stable algorithm and therefore it could provide an effective behavior with real application problems.</text:span></text:p>
      <text:p text:style-name="P4"/>
      <text:p text:style-name="P6">The manuscript not only shows an empirical analyzes of our proposal, also it provides a literature revision of the algorithms proposed through several CEC competitions. Additionally, are investigated the most popular algorithm in the DE framework where is considered the diversity through the optimization process. <text:span text:style-name="T10">These literature revisions are very important because they motivated the work, and provide an insight to understanding the inner workings of our scheme and complement the experimental validation. Due to the large amount of empirical and theoretical analyses carried out in this research, the paper consists of 16 pages. We are aware of the conditions of publication imposed for papers longer than 14 pages.</text:span></text:p>
      <text:p text:style-name="P6"/>
      <text:p text:style-name="P7">Based in the previously, we believe that this manuscript is suitable for publication in Optimization Letters because it fulfill the aims and scope of the journal, also it represent a relevant impact in the field of diversity management. <text:span text:style-name="T10">This manuscript has no been published and is nor under consideration for publication elsewhere.</text:span></text:p>
      <text:p text:style-name="P7"/>
      <text:p text:style-name="P5"><text:s/></text:p>
      <text:p text:style-name="P9">Thank you for your conside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18-08-16T14:29:54.878112886</dc:date>
    <meta:editing-duration>PT26M38S</meta:editing-duration>
    <meta:editing-cycles>5</meta:editing-cycles>
    <meta:generator>LibreOffice/6.0.4.2$Linux_X86_64 LibreOffice_project/00m0$Build-2</meta:generator>
    <meta:document-statistic meta:table-count="0" meta:image-count="0" meta:object-count="0" meta:page-count="1" meta:paragraph-count="7" meta:word-count="398" meta:character-count="2676" meta:non-whitespace-character-count="2283"/>
  </office:meta>
</office:document-meta>
</file>